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roximaNovaRgRegular" svg:font-family="ProximaNovaRgRegular, arial, sans-serif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4cbc2" style:language-asian="zh" style:country-asian="CN"/>
    </style:style>
    <style:style style:name="P2" style:family="paragraph" style:parent-style-name="Standard">
      <style:text-properties officeooo:paragraph-rsid="001780bb" style:language-asian="zh" style:country-asian="CN"/>
    </style:style>
    <style:style style:name="P3" style:family="paragraph" style:parent-style-name="Standard">
      <style:text-properties officeooo:paragraph-rsid="001fad02" style:language-asian="zh" style:country-asian="CN"/>
    </style:style>
    <style:style style:name="P4" style:family="paragraph" style:parent-style-name="Standard">
      <style:text-properties officeooo:paragraph-rsid="00238cbc" style:language-asian="zh" style:country-asian="CN"/>
    </style:style>
    <style:style style:name="P5" style:family="paragraph" style:parent-style-name="Standard">
      <style:text-properties fo:font-weight="normal" officeooo:paragraph-rsid="00339bb3" style:language-asian="zh" style:country-asian="CN" style:font-weight-asian="normal" style:font-weight-complex="normal"/>
    </style:style>
    <style:style style:name="P6" style:family="paragraph" style:parent-style-name="Standard">
      <style:text-properties fo:font-weight="normal" officeooo:paragraph-rsid="0038a172" style:language-asian="zh" style:country-asian="CN" style:font-weight-asian="normal" style:font-weight-complex="normal"/>
    </style:style>
    <style:style style:name="P7" style:family="paragraph" style:parent-style-name="Standard">
      <style:text-properties fo:font-weight="normal" officeooo:paragraph-rsid="003c3002" style:language-asian="zh" style:country-asian="CN" style:font-weight-asian="normal" style:font-weight-complex="normal"/>
    </style:style>
    <style:style style:name="P8" style:family="paragraph" style:parent-style-name="Standard">
      <style:text-properties fo:font-weight="normal" officeooo:paragraph-rsid="00415bb3" style:language-asian="zh" style:country-asian="CN" style:font-weight-asian="normal" style:font-weight-complex="normal"/>
    </style:style>
    <style:style style:name="P9" style:family="paragraph" style:parent-style-name="Standard">
      <style:text-properties fo:font-weight="normal" officeooo:paragraph-rsid="004317f0" style:language-asian="zh" style:country-asian="CN" style:font-weight-asian="normal" style:font-weight-complex="normal"/>
    </style:style>
    <style:style style:name="P10" style:family="paragraph" style:parent-style-name="Standard">
      <style:text-properties fo:font-weight="normal" officeooo:paragraph-rsid="0045bcae" style:language-asian="zh" style:country-asian="CN" style:font-weight-asian="normal" style:font-weight-complex="normal"/>
    </style:style>
    <style:style style:name="P11" style:family="paragraph" style:parent-style-name="Standard">
      <style:text-properties fo:font-weight="normal" officeooo:paragraph-rsid="0047daa0" style:language-asian="zh" style:country-asian="CN" style:font-weight-asian="normal" style:font-weight-complex="normal"/>
    </style:style>
    <style:style style:name="P12" style:family="paragraph" style:parent-style-name="Standard">
      <style:text-properties fo:font-weight="normal" officeooo:paragraph-rsid="00490df2" style:language-asian="zh" style:country-asian="CN" style:font-weight-asian="normal" style:font-weight-complex="normal"/>
    </style:style>
    <style:style style:name="P13" style:family="paragraph" style:parent-style-name="Standard">
      <style:text-properties fo:font-weight="normal" officeooo:paragraph-rsid="0050afc6" style:language-asian="zh" style:country-asian="CN" style:font-weight-asian="normal" style:font-weight-complex="normal"/>
    </style:style>
    <style:style style:name="P14" style:family="paragraph" style:parent-style-name="Standard">
      <style:text-properties fo:font-weight="normal" officeooo:paragraph-rsid="0051f240" style:language-asian="zh" style:country-asian="CN" style:font-weight-asian="normal" style:font-weight-complex="normal"/>
    </style:style>
    <style:style style:name="P15" style:family="paragraph" style:parent-style-name="Standard">
      <style:text-properties fo:font-weight="normal" officeooo:paragraph-rsid="00531ff7" style:language-asian="zh" style:country-asian="CN" style:font-weight-asian="normal" style:font-weight-complex="normal"/>
    </style:style>
    <style:style style:name="P16" style:family="paragraph" style:parent-style-name="Standard">
      <style:text-properties fo:font-weight="normal" officeooo:paragraph-rsid="00696116" style:language-asian="zh" style:country-asian="CN" style:font-weight-asian="normal" style:font-weight-complex="normal"/>
    </style:style>
    <style:style style:name="P17" style:family="paragraph" style:parent-style-name="Standard">
      <style:text-properties officeooo:rsid="00144101" officeooo:paragraph-rsid="00144101" style:language-asian="zh" style:country-asian="CN"/>
    </style:style>
    <style:style style:name="P18" style:family="paragraph" style:parent-style-name="Standard">
      <style:text-properties officeooo:rsid="0014cbc2" officeooo:paragraph-rsid="0014cbc2" style:language-asian="zh" style:country-asian="CN"/>
    </style:style>
    <style:style style:name="P19" style:family="paragraph" style:parent-style-name="Standard">
      <style:text-properties officeooo:rsid="0014cbc2" officeooo:paragraph-rsid="006e9e23" style:language-asian="zh" style:country-asian="CN"/>
    </style:style>
    <style:style style:name="P20" style:family="paragraph" style:parent-style-name="Standard">
      <style:text-properties officeooo:rsid="001fad02" officeooo:paragraph-rsid="001fad02" style:language-asian="zh" style:country-asian="CN"/>
    </style:style>
    <style:style style:name="P21" style:family="paragraph" style:parent-style-name="Standard">
      <style:text-properties officeooo:rsid="001fad02" officeooo:paragraph-rsid="006e9e23" style:language-asian="zh" style:country-asian="CN"/>
    </style:style>
    <style:style style:name="P22" style:family="paragraph" style:parent-style-name="Standard">
      <style:text-properties officeooo:rsid="001780bb" officeooo:paragraph-rsid="001780bb" style:language-asian="zh" style:country-asian="CN"/>
    </style:style>
    <style:style style:name="P23" style:family="paragraph" style:parent-style-name="Standard">
      <style:text-properties officeooo:rsid="001780bb" officeooo:paragraph-rsid="006e9e23" style:language-asian="zh" style:country-asian="CN"/>
    </style:style>
    <style:style style:name="P24" style:family="paragraph" style:parent-style-name="Standard">
      <style:text-properties officeooo:rsid="001646c5" officeooo:paragraph-rsid="001646c5" style:language-asian="zh" style:country-asian="CN"/>
    </style:style>
    <style:style style:name="P25" style:family="paragraph" style:parent-style-name="Standard">
      <style:text-properties officeooo:rsid="001646c5" officeooo:paragraph-rsid="006e9e23" style:language-asian="zh" style:country-asian="CN"/>
    </style:style>
    <style:style style:name="P26" style:family="paragraph" style:parent-style-name="Standard">
      <style:text-properties officeooo:rsid="002b836b" officeooo:paragraph-rsid="002b836b" style:language-asian="zh" style:country-asian="CN"/>
    </style:style>
    <style:style style:name="P27" style:family="paragraph" style:parent-style-name="Standard">
      <style:text-properties officeooo:rsid="002b836b" officeooo:paragraph-rsid="006e9e23" style:language-asian="zh" style:country-asian="CN"/>
    </style:style>
    <style:style style:name="P28" style:family="paragraph" style:parent-style-name="Standard">
      <style:text-properties officeooo:rsid="00664012" officeooo:paragraph-rsid="00664012" style:language-asian="zh" style:country-asian="CN"/>
    </style:style>
    <style:style style:name="P29" style:family="paragraph" style:parent-style-name="Standard">
      <style:text-properties officeooo:rsid="00664012" officeooo:paragraph-rsid="006e9e23" style:language-asian="zh" style:country-asian="CN"/>
    </style:style>
    <style:style style:name="P30" style:family="paragraph" style:parent-style-name="Standard">
      <style:text-properties officeooo:paragraph-rsid="00144101" style:language-asian="zh" style:country-asian="CN"/>
    </style:style>
    <style:style style:name="P31" style:family="paragraph" style:parent-style-name="Standard">
      <style:text-properties officeooo:paragraph-rsid="006e9e23" style:language-asian="zh" style:country-asian="CN"/>
    </style:style>
    <style:style style:name="P32" style:family="paragraph" style:parent-style-name="Standard">
      <style:text-properties fo:font-weight="bold" officeooo:rsid="00173782" officeooo:paragraph-rsid="006e9e23" style:language-asian="zh" style:country-asian="CN" style:font-weight-asian="bold" style:font-weight-complex="bold"/>
    </style:style>
    <style:style style:name="P33" style:family="paragraph" style:parent-style-name="Standard">
      <style:text-properties fo:font-weight="bold" officeooo:rsid="0065afb4" officeooo:paragraph-rsid="0065afb4" style:language-asian="zh" style:country-asian="CN" style:font-weight-asian="bold" style:font-weight-complex="bold"/>
    </style:style>
    <style:style style:name="P34" style:family="paragraph" style:parent-style-name="Standard">
      <style:text-properties fo:font-weight="bold" officeooo:rsid="0065ce15" officeooo:paragraph-rsid="0065ce15" style:language-asian="zh" style:country-asian="CN" style:font-weight-asian="bold" style:font-weight-complex="bold"/>
    </style:style>
    <style:style style:name="P35" style:family="paragraph" style:parent-style-name="Standard">
      <style:text-properties fo:font-weight="normal" officeooo:rsid="00339bb3" officeooo:paragraph-rsid="00339bb3" style:language-asian="zh" style:country-asian="CN" style:font-weight-asian="normal" style:font-weight-complex="normal"/>
    </style:style>
    <style:style style:name="P36" style:family="paragraph" style:parent-style-name="Standard">
      <style:text-properties fo:font-weight="normal" officeooo:rsid="0038a172" officeooo:paragraph-rsid="0038a172" style:language-asian="zh" style:country-asian="CN" style:font-weight-asian="normal" style:font-weight-complex="normal"/>
    </style:style>
    <style:style style:name="P37" style:family="paragraph" style:parent-style-name="Standard">
      <style:text-properties fo:font-weight="normal" officeooo:rsid="003c3002" officeooo:paragraph-rsid="003c3002" style:language-asian="zh" style:country-asian="CN" style:font-weight-asian="normal" style:font-weight-complex="normal"/>
    </style:style>
    <style:style style:name="P38" style:family="paragraph" style:parent-style-name="Standard">
      <style:text-properties fo:font-weight="normal" officeooo:rsid="003e2af4" officeooo:paragraph-rsid="003e2af4" style:language-asian="zh" style:country-asian="CN" style:font-weight-asian="normal" style:font-weight-complex="normal"/>
    </style:style>
    <style:style style:name="P39" style:family="paragraph" style:parent-style-name="Standard">
      <style:text-properties fo:language="en" fo:country="US" fo:font-weight="normal" officeooo:rsid="004ada2f" officeooo:paragraph-rsid="00490df2" style:language-asian="zh" style:country-asian="CN" style:font-weight-asian="normal" style:font-weight-complex="normal"/>
    </style:style>
    <style:style style:name="P40" style:family="paragraph" style:parent-style-name="Standard">
      <style:text-properties fo:language="en" fo:country="US" fo:font-weight="normal" officeooo:rsid="004ada2f" officeooo:paragraph-rsid="006e9e23" style:language-asian="zh" style:country-asian="CN" style:font-weight-asian="normal" style:font-weight-complex="normal"/>
    </style:style>
    <style:style style:name="P41" style:family="paragraph" style:parent-style-name="Standard">
      <style:text-properties fo:language="en" fo:country="US" fo:font-weight="normal" officeooo:rsid="0054d29f" officeooo:paragraph-rsid="0054d29f" style:language-asian="zh" style:country-asian="CN" style:font-weight-asian="normal" style:font-weight-complex="normal"/>
    </style:style>
    <style:style style:name="P42" style:family="paragraph" style:parent-style-name="Standard">
      <style:text-properties fo:language="en" fo:country="US" fo:font-weight="normal" officeooo:rsid="0056b691" officeooo:paragraph-rsid="0056b691" style:language-asian="zh" style:country-asian="CN" style:font-weight-asian="normal" style:font-weight-complex="normal"/>
    </style:style>
    <style:style style:name="P43" style:family="paragraph" style:parent-style-name="Standard">
      <style:text-properties fo:language="en" fo:country="US" fo:font-weight="normal" officeooo:rsid="00583b60" officeooo:paragraph-rsid="00583b60" style:language-asian="zh" style:country-asian="CN" style:font-weight-asian="normal" style:font-weight-complex="normal"/>
    </style:style>
    <style:style style:name="P44" style:family="paragraph" style:parent-style-name="Standard">
      <style:text-properties fo:language="en" fo:country="US" fo:font-weight="normal" officeooo:rsid="005a357b" officeooo:paragraph-rsid="005a357b" style:language-asian="zh" style:country-asian="CN" style:font-weight-asian="normal" style:font-weight-complex="normal"/>
    </style:style>
    <style:style style:name="P45" style:family="paragraph" style:parent-style-name="Standard">
      <style:text-properties fo:language="en" fo:country="US" fo:font-weight="normal" officeooo:rsid="005e6a09" officeooo:paragraph-rsid="005e6a09" style:language-asian="zh" style:country-asian="CN" style:font-weight-asian="normal" style:font-weight-complex="normal"/>
    </style:style>
    <style:style style:name="P46" style:family="paragraph" style:parent-style-name="Standard">
      <style:text-properties fo:language="en" fo:country="US" fo:font-weight="normal" officeooo:rsid="004bb33a" officeooo:paragraph-rsid="004bb33a" style:language-asian="zh" style:country-asian="CN" style:font-weight-asian="normal" style:font-weight-complex="normal"/>
    </style:style>
    <style:style style:name="P47" style:family="paragraph" style:parent-style-name="Standard">
      <style:text-properties fo:language="en" fo:country="US" fo:font-weight="normal" officeooo:rsid="005d025b" officeooo:paragraph-rsid="00531ff7" style:language-asian="zh" style:country-asian="CN" style:font-weight-asian="normal" style:font-weight-complex="normal"/>
    </style:style>
    <style:style style:name="P48" style:family="paragraph" style:parent-style-name="Standard">
      <style:text-properties fo:language="en" fo:country="US" fo:font-weight="normal" officeooo:rsid="006224da" officeooo:paragraph-rsid="006224da" style:language-asian="zh" style:country-asian="CN" style:font-weight-asian="normal" style:font-weight-complex="normal"/>
    </style:style>
    <style:style style:name="P49" style:family="paragraph" style:parent-style-name="Standard">
      <style:text-properties fo:language="en" fo:country="US" fo:font-weight="normal" officeooo:rsid="0063d0cb" officeooo:paragraph-rsid="0063d0cb" style:language-asian="zh" style:country-asian="CN" style:font-weight-asian="normal" style:font-weight-complex="normal"/>
    </style:style>
    <style:style style:name="P50" style:family="paragraph" style:parent-style-name="Standard">
      <style:text-properties fo:language="en" fo:country="US" fo:font-weight="normal" officeooo:rsid="005f0dcf" officeooo:paragraph-rsid="005f0dcf" style:language-asian="zh" style:country-asian="CN" style:font-weight-asian="normal" style:font-weight-complex="normal"/>
    </style:style>
    <style:style style:name="P51" style:family="paragraph" style:parent-style-name="Standard">
      <style:text-properties fo:language="en" fo:country="US" fo:font-weight="normal" officeooo:rsid="005fa4fb" officeooo:paragraph-rsid="005fa4fb" style:language-asian="zh" style:country-asian="CN" style:font-weight-asian="normal" style:font-weight-complex="normal"/>
    </style:style>
    <style:style style:name="P52" style:family="paragraph" style:parent-style-name="Standard">
      <style:text-properties fo:language="en" fo:country="US" fo:font-weight="normal" officeooo:rsid="006026af" officeooo:paragraph-rsid="006026af" style:language-asian="zh" style:country-asian="CN" style:font-weight-asian="normal" style:font-weight-complex="normal"/>
    </style:style>
    <style:style style:name="T1" style:family="text">
      <style:text-properties officeooo:rsid="0014cbc2"/>
    </style:style>
    <style:style style:name="T2" style:family="text">
      <style:text-properties officeooo:rsid="001780bb"/>
    </style:style>
    <style:style style:name="T3" style:family="text">
      <style:text-properties officeooo:rsid="001fad02"/>
    </style:style>
    <style:style style:name="T4" style:family="text">
      <style:text-properties officeooo:rsid="00238cbc"/>
    </style:style>
    <style:style style:name="T5" style:family="text">
      <style:text-properties officeooo:rsid="0025b335"/>
    </style:style>
    <style:style style:name="T6" style:family="text">
      <style:text-properties fo:font-variant="normal" fo:text-transform="none" fo:color="#000000" style:font-name="sans-serif" fo:font-size="9.75pt" fo:letter-spacing="normal" fo:font-style="normal" fo:font-weight="normal" officeooo:rsid="00238cbc"/>
    </style:style>
    <style:style style:name="T7" style:family="text">
      <style:text-properties fo:font-variant="normal" fo:text-transform="none" fo:color="#000000" style:font-name="sans-serif" fo:font-size="9.75pt" fo:letter-spacing="normal" fo:font-style="italic" fo:font-weight="normal" officeooo:rsid="00238cbc"/>
    </style:style>
    <style:style style:name="T8" style:family="text">
      <style:text-properties fo:font-variant="normal" fo:text-transform="none" fo:color="#000000" fo:letter-spacing="normal" officeooo:rsid="00238cbc"/>
    </style:style>
    <style:style style:name="T9" style:family="text">
      <style:text-properties fo:font-variant="normal" fo:text-transform="none" fo:color="#0b0080" style:text-line-through-style="none" style:font-name="sans-serif" fo:font-size="9.75pt" fo:letter-spacing="normal" fo:font-style="normal" style:text-underline-style="none" fo:font-weight="normal" officeooo:rsid="00238cbc" style:text-blinking="false" fo:background-color="#ffffff"/>
    </style:style>
    <style:style style:name="T10" style:family="text">
      <style:text-properties fo:font-variant="normal" fo:text-transform="none" fo:color="#333333" style:font-name="ProximaNovaRgRegular" fo:font-size="12pt" fo:letter-spacing="normal" fo:font-style="normal" fo:font-weight="normal" officeooo:rsid="001780bb"/>
    </style:style>
    <style:style style:name="T11" style:family="text">
      <style:text-properties officeooo:rsid="00339bb3"/>
    </style:style>
    <style:style style:name="T12" style:family="text">
      <style:text-properties officeooo:rsid="0038a172"/>
    </style:style>
    <style:style style:name="T13" style:family="text">
      <style:text-properties officeooo:rsid="003c3002"/>
    </style:style>
    <style:style style:name="T14" style:family="text">
      <style:text-properties officeooo:rsid="00415bb3"/>
    </style:style>
    <style:style style:name="T15" style:family="text">
      <style:text-properties officeooo:rsid="0041e546"/>
    </style:style>
    <style:style style:name="T16" style:family="text">
      <style:text-properties officeooo:rsid="004317f0"/>
    </style:style>
    <style:style style:name="T17" style:family="text">
      <style:text-properties officeooo:rsid="0044b723"/>
    </style:style>
    <style:style style:name="T18" style:family="text">
      <style:text-properties officeooo:rsid="0045bcae"/>
    </style:style>
    <style:style style:name="T19" style:family="text">
      <style:text-properties officeooo:rsid="00474403"/>
    </style:style>
    <style:style style:name="T20" style:family="text">
      <style:text-properties officeooo:rsid="0047ce04"/>
    </style:style>
    <style:style style:name="T21" style:family="text">
      <style:text-properties officeooo:rsid="0047daa0"/>
    </style:style>
    <style:style style:name="T22" style:family="text">
      <style:text-properties officeooo:rsid="00484777"/>
    </style:style>
    <style:style style:name="T23" style:family="text">
      <style:text-properties officeooo:rsid="00490df2"/>
    </style:style>
    <style:style style:name="T24" style:family="text">
      <style:text-properties fo:language="en" fo:country="US" officeooo:rsid="004ada2f"/>
    </style:style>
    <style:style style:name="T25" style:family="text">
      <style:text-properties fo:language="en" fo:country="US" officeooo:rsid="0050afc6"/>
    </style:style>
    <style:style style:name="T26" style:family="text">
      <style:text-properties fo:language="en" fo:country="US" officeooo:rsid="0051f240"/>
    </style:style>
    <style:style style:name="T27" style:family="text">
      <style:text-properties fo:language="en" fo:country="US" officeooo:rsid="00531ff7"/>
    </style:style>
    <style:style style:name="T28" style:family="text">
      <style:text-properties fo:language="en" fo:country="US" officeooo:rsid="0054d29f"/>
    </style:style>
    <style:style style:name="T29" style:family="text">
      <style:text-properties fo:language="en" fo:country="US" officeooo:rsid="005b2e21"/>
    </style:style>
    <style:style style:name="T30" style:family="text">
      <style:text-properties fo:language="en" fo:country="US" officeooo:rsid="005bb32c"/>
    </style:style>
    <style:style style:name="T31" style:family="text">
      <style:text-properties fo:language="en" fo:country="US" officeooo:rsid="005d025b"/>
    </style:style>
    <style:style style:name="T32" style:family="text">
      <style:text-properties fo:language="en" fo:country="US" officeooo:rsid="00696116"/>
    </style:style>
    <style:style style:name="T33" style:family="text">
      <style:text-properties fo:language="en" fo:country="US" officeooo:rsid="0069cbcb"/>
    </style:style>
    <style:style style:name="T34" style:family="text">
      <style:text-properties officeooo:rsid="006ea2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云计算介绍</text:p>
      <text:p text:style-name="P30"/>
      <text:p text:style-name="P33">你身边的虚拟化</text:p>
      <text:p text:style-name="P35">用Mac的师妹</text:p>
      <text:p text:style-name="P5"><text:a xlink:type="simple" xlink:href="http://image.baidu.com/i?ct=503316480&amp;z=&amp;tn=baiduimagedetail&amp;word=女生%20mac&amp;ie=utf-8&amp;in=16449&amp;cl=2&amp;lm=-1&amp;st=-1&amp;pn=6&amp;rn=1&amp;di=203892570700&amp;ln=1934&amp;fr=&amp;fm=result&amp;fmq=1365668350145_R&amp;ic=0&amp;s=&amp;se=1&amp;sme=0&amp;tab=&amp;width=&amp;height=&amp;face=0&amp;is=&amp;istype=2&amp;jit=#pn6&amp;-1&amp;di203892570700&amp;objURLhttp%3A%2F%2Fimg3.fj007.com%2Fnews%2F2009%2F3%2F184023_27637.jpg&amp;fromURLippr_z2C%24qAzdH3FAzdH3Fooo_z%26e3Bu3aa0_z%26e3Bv54AzdH3FgjofAzdH3Fgjof_ip4sAzdH3FdaalnAzdH3Fdaalnmb9d8a_a_z%26e3Bip4s&amp;W500&amp;H565&amp;T6881&amp;S112&amp;TPjpg"><text:span text:style-name="T11">http://image.baidu.com/i?ct=503316480&amp;z=&amp;tn=baiduimagedetail&amp;word=%E5%A5%B3%E7%94%9F%20mac&amp;ie=utf-8&amp;in=16449&amp;cl=2&amp;lm=-1&amp;st=-1&amp;pn=6&amp;rn=1&amp;di=203892570700&amp;ln=1934&amp;fr=&amp;fm=result&amp;fmq=1365668350145_R&amp;ic=0&amp;s=&amp;se=1&amp;sme=0&amp;tab=&amp;width=&amp;height=&amp;face=0&amp;is=&amp;istype=2&amp;jit=#pn6&amp;-1&amp;di203892570700&amp;objURLhttp%3A%2F%2Fimg3.fj007.com%2Fnews%2F2009%2F3%2F184023_27637.jpg&amp;fromURLippr_z2C%24qAzdH3FAzdH3Fooo_z%26e3Bu3aa0_z%26e3Bv54AzdH3FgjofAzdH3Fgjof_ip4sAzdH3FdaalnAzdH3Fdaalnmb9d8a_a_z%26e3Bip4s&amp;W500&amp;H565&amp;T6881&amp;S112&amp;TPjpg</text:span></text:a><text:span text:style-name="T11"> </text:span></text:p>
      <text:p text:style-name="P34">用户下载课件的服务器</text:p>
      <text:p text:style-name="P36">淘宝双十一</text:p>
      <text:p text:style-name="P6"><text:a xlink:type="simple" xlink:href="http://www.infoq.com/cn/presentations/tfour-taobao-private-cloud"><text:span text:style-name="T12">http://www.infoq.com/cn/presentations/tfour-taobao-private-cloud</text:span></text:a><text:span text:style-name="T12"> </text:span></text:p>
      <text:p text:style-name="P6"><text:a xlink:type="simple" xlink:href="http://www.programmer.com.cn/15103/"><text:span text:style-name="T12">http://www.programmer.com.cn/15103/</text:span></text:a><text:span text:style-name="T12"> </text:span></text:p>
      <text:p text:style-name="P6"><text:a xlink:type="simple" xlink:href="http://www.taorenpin.com/wp-content/uploads/2012/10/5957536_145509207352_2.jpg"><text:span text:style-name="T12">http://www.taorenpin.com/wp-content/uploads/2012/10/5957536_145509207352_2.jpg</text:span></text:a><text:span text:style-name="T12"> </text:span></text:p>
      <text:p text:style-name="P36"/>
      <text:p text:style-name="P37">云计算定义</text:p>
      <text:p text:style-name="P7"><text:a xlink:type="simple" xlink:href="http://w-w.cn/article-1254-1.html"><text:span text:style-name="T13">http://w-w.cn/article-1254-1.html</text:span></text:a><text:span text:style-name="T13"> </text:span></text:p>
      <text:p text:style-name="P7"><text:a xlink:type="simple" xlink:href="http://www.nist.gov/itl/cloud/"><text:span text:style-name="T13">http://www.nist.gov/itl/cloud/</text:span></text:a><text:span text:style-name="T13"> </text:span></text:p>
      <text:p text:style-name="P37"/>
      <text:p text:style-name="P38">云计算特征</text:p>
      <text:p text:style-name="P8"><text:span text:style-name="T14">1 按需分配 <text:s/></text:span><text:span text:style-name="T15">阿里云、新浪云</text:span></text:p>
      <text:p text:style-name="P9"><text:span text:style-name="T16">2 网络访问 </text:span><text:span text:style-name="T17">课件下载服务案例</text:span></text:p>
      <text:p text:style-name="P10"><text:span text:style-name="T18">3 </text:span><text:span text:style-name="T19">资源共享 </text:span><text:span text:style-name="T20">课件下载服务器和HOST OS共享硬件资源</text:span></text:p>
      <text:p text:style-name="P11"><text:span text:style-name="T21">4 快速的可伸缩性 </text:span><text:span text:style-name="T22">新浪云</text:span></text:p>
      <text:p text:style-name="P12"><text:span text:style-name="T23">5 </text:span><text:span text:style-name="T24">可度量的服务 新浪云</text:span></text:p>
      <text:p text:style-name="P39"/>
      <text:p text:style-name="P32">历史</text:p>
      <text:p text:style-name="P19">世界上第一台计算机</text:p>
      <text:p text:style-name="P31"><text:a xlink:type="simple" xlink:href="http://www.dimensionsinfo.com/how-big-is-the-first-computer/"><text:span text:style-name="T1">http://www.dimensionsinfo.com/how-big-is-the-first-computer/</text:span></text:a><text:span text:style-name="T1"> </text:span></text:p>
      <text:p text:style-name="P21">世界上第一台实现虚拟化概念的计算机</text:p>
      <text:p text:style-name="P31"><text:a xlink:type="simple" xlink:href="http://museumvictoria.museum/collections/items/1686197/photograph-ibm-7044-computer-ron-bowles-1964"><text:span text:style-name="T3">http://museumvictoria.museum/collections/items/1686197/photograph-ibm-7044-computer-ron-bowles-1964</text:span></text:a><text:span text:style-name="T3"> </text:span></text:p>
      <text:p text:style-name="P31"><text:a xlink:type="simple" xlink:href="http://zhidao.baidu.com/question/117971969.html"><text:span text:style-name="T3">http://zhidao.baidu.com/question/117971969.html</text:span></text:a><text:span text:style-name="T3"> </text:span></text:p>
      <text:p text:style-name="P31"><text:a xlink:type="simple" xlink:href="http://en.wikipedia.org/wiki/Hardware_virtualization"><text:span text:style-name="T3">http://en.wikipedia.org/wiki/Hardware_virtualization</text:span></text:a><text:span text:style-name="T3"> </text:span></text:p>
      <text:p text:style-name="P31"><text:a xlink:type="simple" xlink:href="http://en.wikipedia.org/wiki/Timeline_of_virtualization_development"><text:span text:style-name="T3">http://en.wikipedia.org/wiki/Timeline_of_virtualization_development</text:span></text:a><text:span text:style-name="T3"> </text:span></text:p>
      <text:p text:style-name="P23">世界上第一台个人计算机</text:p>
      <text:p text:style-name="P31"><text:span text:style-name="T10">On this day, August 12 in 1981</text:span><text:span text:style-name="T2"> </text:span></text:p>
      <text:p text:style-name="P31"><text:a xlink:type="simple" xlink:href="http://zhidao.baidu.com/question/335131975.html"><text:span text:style-name="T2">http://zhidao.baidu.com/question/335131975.html</text:span></text:a><text:span text:style-name="T2"> </text:span></text:p>
      <text:p text:style-name="P31"><text:a xlink:type="simple" xlink:href="http://www.extremetech.com/computing/92640-ibm-personal-computer-its-30-year-legacy-slideshow"><text:span text:style-name="T2">http://www.extremetech.com/computing/92640-ibm-personal-computer-its-30-year-legacy-slideshow</text:span></text:a></text:p>
      <text:p text:style-name="P31"><text:span text:style-name="T4">世界上第一个</text:span><text:span text:style-name="T5">x86</text:span><text:span text:style-name="T4">上的虚拟化软件</text:span></text:p>
      <text:p text:style-name="P31"><text:a xlink:type="simple" xlink:href="http://en.wikipedia.org/wiki/Timeline_of_virtualization_development"><text:span text:style-name="T4">http://en.wikipedia.org/wiki/Timeline_of_virtualization_development</text:span></text:a><text:span text:style-name="T4"> </text:span></text:p>
      <text:p text:style-name="P31"><text:span text:style-name="T6">On February 8, 1999, VMware introduced the first </text:span><text:a xlink:type="simple" xlink:href="http://en.wikipedia.org/wiki/X86_virtualization"><text:span text:style-name="T9">x86 virtualization</text:span></text:a><text:span text:style-name="T8"> </text:span><text:span text:style-name="T6">product, </text:span><text:span text:style-name="T7">VMware Virtual Platform</text:span><text:span text:style-name="T6">, based on earlier research by its founders at </text:span><text:a xlink:type="simple" xlink:href="http://en.wikipedia.org/wiki/Stanford_University"><text:span text:style-name="T9">Stanford University</text:span></text:a><text:span text:style-name="T6">.</text:span><text:span text:style-name="T4"> </text:span></text:p>
      <text:p text:style-name="P25">世界上第一个弹性计算云</text:p>
      <text:p text:style-name="P27">amzon ec2</text:p>
      <text:p text:style-name="P29">总结</text:p>
      <text:p text:style-name="P40"><text:soft-page-break/></text:p>
      <text:p text:style-name="P40"/>
      <text:p text:style-name="P41">发布模型</text:p>
      <text:p text:style-name="P42">公有云</text:p>
      <text:p text:style-name="P43">私有云</text:p>
      <text:p text:style-name="P44">社区云</text:p>
      <text:p text:style-name="P45">【云计算第四波：纽交所技术公司的社区云】我们听说过公共云、私有云和混合云。但是如果将新潮的巨型数据中心连接到一个紧密、高安全的网络，然后向具有共同需求和顾虑的选定企业群体销售排它性云服务，如何？美国国家标准和技术研究所称之为社区云，被认为是云计算第四波。</text:p>
      <text:p text:style-name="P43">混合云</text:p>
      <text:p text:style-name="P41"/>
      <text:p text:style-name="P46">服务模型</text:p>
      <text:p text:style-name="P14"><text:span text:style-name="T26">IaaS <text:s/></text:span><text:span text:style-name="T28">Amazon</text:span></text:p>
      <text:p text:style-name="P13"><text:span text:style-name="T25">PaaS </text:span><text:span text:style-name="T29">GAE SAE</text:span></text:p>
      <text:p text:style-name="P15"><text:span text:style-name="T27">SaaS </text:span><text:span text:style-name="T30">Github </text:span><text:span text:style-name="T31">TravisCI</text:span></text:p>
      <text:p text:style-name="P47"/>
      <text:p text:style-name="P47"/>
      <text:p text:style-name="P47"/>
      <text:p text:style-name="P48">演示时刻</text:p>
      <text:p text:style-name="P48"/>
      <text:p text:style-name="P49">编辑代码，上传到github, 然后自动部署到服务器上</text:p>
      <text:p text:style-name="P47"/>
      <text:p text:style-name="P47"/>
      <text:p text:style-name="P50">轻松时刻：</text:p>
      <text:p text:style-name="P50"/>
      <text:p text:style-name="P51">如果哪天程序会思考，将会发生什么事情？</text:p>
      <text:p text:style-name="P51"/>
      <text:p text:style-name="P52">黑客帝国</text:p>
      <text:p text:style-name="P52"/>
      <text:p text:style-name="P16"><text:span text:style-name="T32">Q</text:span><text:span text:style-name="T33">A时间</text:span></text:p>
      <text:p text:style-name="P47"/>
      <text:p text:style-name="P47"/>
      <text:p text:style-name="P15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ProximaNovaRgRegular" svg:font-family="ProximaNovaRgRegular, arial, sans-serif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5M37S</meta:editing-duration>
    <meta:editing-cycles>96</meta:editing-cycles>
    <meta:generator>LibreOffice/4.0.0.3$Windows_x86 LibreOffice_project/7545bee9c2a0782548772a21bc84a9dcc583b89</meta:generator>
    <dc:date>2013-04-15T17:01:45.07</dc:date>
    <meta:document-statistic meta:table-count="0" meta:image-count="0" meta:object-count="0" meta:page-count="2" meta:paragraph-count="52" meta:word-count="432" meta:character-count="1945" meta:non-whitespace-character-count="1881"/>
    <meta:user-defined meta:name="Info 1"/>
    <meta:user-defined meta:name="Info 2"/>
    <meta:user-defined meta:name="Info 3"/>
    <meta:user-defined meta:name="Info 4"/>
  </office:meta>
</office:document-meta>
</file>